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home/smartweb/.ssh/id_r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00:59:19.011297887</meta:creation-date>
    <dc:date>2020-04-08T00:59:39.071530457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26" meta:non-whitespace-character-count="26"/>
    <meta:generator>LibreOffice/6.0.7.3$Linux_X86_64 LibreOffice_project/00m0$Build-3</meta:generator>
  </office:meta>
</office:document-meta>
</file>